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3bfe7"/>
    </style:style>
    <style:style style:name="T2" style:family="text">
      <style:text-properties fo:font-style="normal" officeooo:rsid="0013bfe7" style:font-style-asian="normal" style:font-style-complex="normal"/>
    </style:style>
    <style:style style:name="T3" style:family="text">
      <style:text-properties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1.1. </text:span>Got 15 minutes and want to learn Git?</text:h>
      <text:section text:style-name="Sect1" text:name="instructions">
        <text:p text:style-name="Text_20_body">Git allows groups of people to work on the same documents (often code) at the same time, and without stepping on each other's toes. It's a distributed version control system.</text:p>
        <text:p text:style-name="Text_20_body">Our terminal prompt below is currently in a directory we decided to name "octobox". To initialize a Git repository here, type the following command:</text:p>
        <text:p text:style-name="Text_20_body"><text:span text:style-name="Source_20_Text">git init</text:span></text:p>
      </text:section>
      <text:h text:style-name="Heading_20_2" text:outline-level="2"><text:span text:style-name="T1">1.2. </text:span>Checking the Status</text:h>
      <text:section text:style-name="Sect1" text:name="Section1">
        <text:p text:style-name="Text_20_body"><text:bookmark text:name="instructions"/>Good job! As Git just told us, our "octobox" directory now has an empty repository in <text:span text:style-name="Source_20_Text">/.git/</text:span>. The repository is a hidden directory where Git operates.</text:p>
        <text:p text:style-name="Text_20_body">To save your progress as you go through this tutorial -- and earn a badge when you successfully complete it -- head over to <text:a xlink:type="simple" xlink:href="https://www.codeschool.com/account/courses/try-git/add" text:style-name="Internet_20_link" text:visited-style-name="Visited_20_Internet_20_Link">create a free Code School account</text:a>. We'll wait for you here.</text:p>
        <text:p text:style-name="Text_20_body">Next up, let's type the <text:span text:style-name="Source_20_Text">git status</text:span> command to see what the current state of our project is:</text:p>
        <text:p text:style-name="Text_20_body"><text:span text:style-name="Source_20_Text">git status</text:span></text:p>
      </text:section>
      <text:h text:style-name="Heading_20_2" text:outline-level="2"><text:span text:style-name="T1">1.3. </text:span>Adding &amp; Committing</text:h>
      <text:section text:style-name="Sect1" text:name="Section2">
        <text:p text:style-name="Text_20_body"><text:bookmark text:name="instructions1"/>I created a file called <text:span text:style-name="Source_20_Text">octocat.txt</text:span> in the octobox repository for you (as you can see in the browser below).</text:p>
        <text:p text:style-name="Text_20_body">You should run the <text:span text:style-name="Source_20_Text">git status</text:span> command again to see how the repository status has changed:</text:p>
        <text:p text:style-name="Text_20_body"><text:span text:style-name="Source_20_Text">git status</text:span></text:p>
      </text:section>
      <text:h text:style-name="Heading_20_2" text:outline-level="2"><text:span text:style-name="T1">1.4. </text:span>Adding Changes</text:h>
      <text:section text:style-name="Sect1" text:name="Section3">
        <text:p text:style-name="Text_20_body"><text:bookmark text:name="instructions2"/>Good, it looks like our Git repository is working properly. Notice how Git says <text:span text:style-name="Source_20_Text">octocat.txt</text:span> is "untracked"? That means Git sees that <text:span text:style-name="Source_20_Text">octocat.txt</text:span> is a new file.</text:p>
        <text:p text:style-name="Text_20_body">To tell Git to start tracking changes made to <text:span text:style-name="Source_20_Text">octocat.txt</text:span>, we first need to add it to the staging area by using <text:span text:style-name="Source_20_Text">git add</text:span>.</text:p>
        <text:p text:style-name="Text_20_body"><text:span text:style-name="Source_20_Text">git add octocat.txt</text:span></text:p>
      </text:section>
      <text:h text:style-name="Heading_20_2" text:outline-level="2"><text:span text:style-name="T1">1.5. </text:span>Checking for Changes</text:h>
      <text:section text:style-name="Sect1" text:name="Section4">
        <text:p text:style-name="Text_20_body"><text:bookmark text:name="instructions3"/>Good job! Git is now tracking our <text:span text:style-name="Source_20_Text">octocat.txt</text:span> file. Let's run <text:span text:style-name="Source_20_Text">git status</text:span> again to see where we stand:</text:p>
        <text:p text:style-name="Text_20_body"><text:span text:style-name="Source_20_Text">git status</text:span></text:p>
      </text:section>
      <text:h text:style-name="Heading_20_2" text:outline-level="2"><text:soft-page-break/><text:span text:style-name="Emphasis"><text:span text:style-name="T2">1.6.</text:span></text:span> Committing</text:h>
      <text:section text:style-name="Sect1" text:name="Section5">
        <text:p text:style-name="Text_20_body"><text:bookmark text:name="instructions4"/>Notice how Git says <text:span text:style-name="Source_20_Text">changes to be committed</text:span>? The files listed here are in the <text:span text:style-name="Source_20_Text">Staging Area</text:span>, and they are not in our repository yet. We could add or remove files from the stage before we store them in the repository.</text:p>
        <text:p text:style-name="Text_20_body">To store our staged changes we run the <text:span text:style-name="Source_20_Text">commit</text:span> command with a message describing what we've changed. Let's do that now by typing:</text:p>
        <text:p text:style-name="Text_20_body"><text:span text:style-name="Source_20_Text">git commit -m "Add cute octocat story"</text:span></text:p>
      </text:section>
      <text:h text:style-name="Heading_20_2" text:outline-level="2"><text:span text:style-name="T1">1.7. </text:span>Adding All Changes</text:h>
      <text:section text:style-name="Sect1" text:name="Section6">
        <text:p text:style-name="Text_20_body"><text:bookmark text:name="instructions5"/>Great! You also can use wildcards if you want to add many files of the same type. Notice that I've added a bunch of .txt files into your directory below.</text:p>
        <text:p text:style-name="Text_20_body">I put some in a directory named "octofamily" and some others ended up in the root of our "octobox" directory. Luckily, we can add all the new files using a wildcard with <text:span text:style-name="Source_20_Text">git add</text:span>. Don't forget the quotes!</text:p>
        <text:p text:style-name="Text_20_body"><text:span text:style-name="Source_20_Text">git add '*.txt'</text:span></text:p>
      </text:section>
      <text:h text:style-name="Heading_20_2" text:outline-level="2"><text:span text:style-name="T1">1.8. </text:span>Committing All Changes</text:h>
      <text:section text:style-name="Sect1" text:name="Section7">
        <text:p text:style-name="Text_20_body"><text:bookmark text:name="instructions6"/>Okay, you've added all the text files to the staging area. Feel free to run git status to see what you're about to commit.</text:p>
        <text:p text:style-name="Text_20_body">If it looks good, go ahead and run:</text:p>
        <text:p text:style-name="Text_20_body"><text:span text:style-name="Source_20_Text">git commit -m 'Add all the octocat txt files'</text:span></text:p>
      </text:section>
      <text:h text:style-name="Heading_20_2" text:outline-level="2"><text:span text:style-name="T1">1.9. </text:span>History</text:h>
      <text:section text:style-name="Sect1" text:name="Section8">
        <text:p text:style-name="Text_20_body"><text:bookmark text:name="instructions7"/>So we've made a few commits. Now let's browse them to see what we changed.</text:p>
        <text:p text:style-name="Text_20_body">Fortunately for us, there's <text:span text:style-name="Source_20_Text">git log</text:span>. Think of Git's log as a journal that remembers all the changes we've committed so far, in the order we committed them. Try running it now:</text:p>
        <text:p text:style-name="Text_20_body"><text:span text:style-name="Source_20_Text">git log</text:span></text:p>
      </text:section>
      <text:h text:style-name="Heading_20_2" text:outline-level="2"><text:span text:style-name="T1">1.10. </text:span>Remote Repositories</text:h>
      <text:section text:style-name="Sect1" text:name="Section9">
        <text:p text:style-name="Text_20_body"><text:bookmark text:name="instructions8"/>Great job! We've gone ahead and created a new empty GitHub repository for you to use with Try Git at <text:span text:style-name="Source_20_Text">https://github.com/try-git/try_git.git</text:span>. To push our local <text:span text:style-name="T3">repo</text:span> to the GitHub server we'll need to add a remote repository.</text:p>
        <text:p text:style-name="Text_20_body">This command takes a <text:span text:style-name="T3">remote name</text:span> and a <text:span text:style-name="T3">repository URL</text:span>, which in your case is <text:span text:style-name="Source_20_Text">https://github.com/try-git/try_git.git</text:span>.</text:p>
        <text:p text:style-name="Text_20_body"><text:soft-page-break/>Go ahead and run <text:span text:style-name="Source_20_Text">git remote add</text:span> with the options below:</text:p>
        <text:p text:style-name="Text_20_body"><text:span text:style-name="Source_20_Text">git remote add origin https://github.com/try-git/try_git.git</text:span></text:p>
      </text:section>
      <text:h text:style-name="Heading_20_2" text:outline-level="2"><text:span text:style-name="T1">1.11. </text:span>Pushing Remotely</text:h>
      <text:section text:style-name="Sect1" text:name="Section10">
        <text:p text:style-name="Text_20_body"><text:bookmark text:name="instructions9"/>The push command tells Git where to put our commits when we're ready, and boy we're ready. So let's push our local changes to our <text:span text:style-name="Strong_20_Emphasis">origin</text:span> repo (on GitHub).</text:p>
        <text:p text:style-name="Text_20_body">The name of our remote is <text:span text:style-name="Source_20_Text">origin</text:span> and the default local branch name is <text:span text:style-name="Source_20_Text">master</text:span>. The <text:span text:style-name="Source_20_Text">-u</text:span> tells Git to remember the parameters, so that next time we can simply run <text:span text:style-name="Source_20_Text">git push</text:span> and Git will know what to do. Go ahead and push it!</text:p>
        <text:p text:style-name="Text_20_body"><text:span text:style-name="Source_20_Text">git push -u origin master</text:span></text:p>
      </text:section>
      <text:h text:style-name="Heading_20_2" text:outline-level="2"><text:span text:style-name="T1">1.12. </text:span>Pulling Remotely</text:h>
      <text:section text:style-name="Sect1" text:name="Section11">
        <text:p text:style-name="Text_20_body"><text:bookmark text:name="instructions10"/>Let's pretend some time has passed. We've invited other people to our GitHub project who have pulled your changes, made their own commits, and pushed them.</text:p>
        <text:p text:style-name="Text_20_body">We can check for changes on our GitHub repository and pull down any new changes by running:</text:p>
        <text:p text:style-name="Text_20_body"><text:span text:style-name="Source_20_Text">git pull origin master</text:span></text:p>
      </text:section>
      <text:h text:style-name="Heading_20_2" text:outline-level="2"><text:span text:style-name="T1">1.13. </text:span>Differences</text:h>
      <text:section text:style-name="Sect1" text:name="Section12">
        <text:p text:style-name="Text_20_body"><text:bookmark text:name="instructions11"/>Uh oh, looks like there have been some additions and changes to the octocat family. Let's take a look at what is <text:span text:style-name="Source_20_Text">different</text:span> from our last commit by using the <text:span text:style-name="Source_20_Text">git diff</text:span> command.</text:p>
        <text:p text:style-name="Text_20_body">In this case we want the diff of our most recent commit, which we can refer to using the <text:span text:style-name="Source_20_Text">HEAD</text:span> pointer.</text:p>
        <text:p text:style-name="Text_20_body"><text:span text:style-name="Source_20_Text">git diff HEAD</text:span></text:p>
      </text:section>
      <text:h text:style-name="Heading_20_2" text:outline-level="2"><text:span text:style-name="T1">1.14. </text:span>Staged Differences</text:h>
      <text:section text:style-name="Sect1" text:name="Section13">
        <text:p text:style-name="Text_20_body"><text:bookmark text:name="instructions12"/>Another great use for <text:span text:style-name="Source_20_Text">diff</text:span> is looking at changes within files that have already been staged. Remember, staged files are files we have told git that are ready to be committed.</text:p>
        <text:p text:style-name="Text_20_body">Let's use <text:span text:style-name="Source_20_Text">git add</text:span> to stage <text:span text:style-name="Source_20_Text">octofamily/octodog.txt</text:span>, which I just added to the family for you.</text:p>
        <text:p text:style-name="Text_20_body"><text:span text:style-name="Source_20_Text">git add octofamily/octodog.txt</text:span></text:p>
      </text:section>
      <text:h text:style-name="Heading_20_2" text:outline-level="2"><text:span text:style-name="T1">1.15. </text:span>Staged Differences (cont'd)</text:h>
      <text:section text:style-name="Sect1" text:name="Section14">
        <text:p text:style-name="Text_20_body"><text:bookmark text:name="instructions13"/>Good, now go ahead and run <text:span text:style-name="Source_20_Text">git diff</text:span> with the <text:span text:style-name="Source_20_Text">--staged</text:span> option to see the changes you just staged. You should see that <text:span text:style-name="Source_20_Text">octodog.txt</text:span> was created.</text:p>
        <text:p text:style-name="Text_20_body"><text:span text:style-name="Source_20_Text">git diff --staged</text:span>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18:18.005007893</meta:creation-date>
    <dc:date>2015-09-12T15:34:23.066057860</dc:date>
    <meta:editing-duration>PT55S</meta:editing-duration>
    <meta:editing-cycles>1</meta:editing-cycles>
    <meta:document-statistic meta:table-count="0" meta:image-count="0" meta:object-count="0" meta:page-count="4" meta:paragraph-count="60" meta:word-count="869" meta:character-count="4807" meta:non-whitespace-character-count="4000"/>
    <meta:generator>LibreOffice/4.3.2.2$Linux_X86_64 LibreOffice_project/430m0$Build-2</meta:generator>
  </office:meta>
</office:document-meta>
</file>